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212cm" fo:margin-bottom="0.247cm" loext:contextual-spacing="false"/>
      <style:text-properties fo:color="#717171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style:font-name="Times" fo:font-size="27.75pt" fo:font-weight="bold"/>
    </style:style>
    <style:style style:name="P4" style:family="paragraph" style:parent-style-name="Text_20_body">
      <style:paragraph-properties fo:margin-top="0cm" fo:margin-bottom="0cm" loext:contextual-spacing="false"/>
      <style:text-properties style:font-name="Times" fo:font-size="9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Times" fo:font-size="10.5pt"/>
    </style:style>
    <style:style style:name="P6" style:family="paragraph" style:parent-style-name="Text_20_body">
      <style:paragraph-properties fo:margin-top="0cm" fo:margin-bottom="0cm" loext:contextual-spacing="false"/>
      <style:text-properties style:font-name="Times" fo:font-size="10.5pt" fo:font-style="italic"/>
    </style:style>
    <style:style style:name="P7" style:family="paragraph" style:parent-style-name="Text_20_body">
      <style:paragraph-properties fo:margin-top="0cm" fo:margin-bottom="0cm" loext:contextual-spacing="false"/>
      <style:text-properties style:font-name="Times" fo:font-size="10.5pt" fo:font-weight="bold"/>
    </style:style>
    <style:style style:name="P8" style:family="paragraph" style:parent-style-name="Text_20_body">
      <style:paragraph-properties fo:margin-top="0cm" fo:margin-bottom="0cm" loext:contextual-spacing="false"/>
      <style:text-properties style:font-name="Times" fo:font-size="15.75pt"/>
    </style:style>
    <style:style style:name="P9" style:family="paragraph" style:parent-style-name="Text_20_body">
      <style:paragraph-properties fo:margin-top="0cm" fo:margin-bottom="0cm" loext:contextual-spacing="false"/>
      <style:text-properties style:font-name="Times" fo:font-size="15.75pt" fo:font-weight="bold"/>
    </style:style>
    <style:style style:name="P10" style:family="paragraph" style:parent-style-name="Text_20_body">
      <style:paragraph-properties fo:margin-top="0cm" fo:margin-bottom="0cm" loext:contextual-spacing="false"/>
      <style:text-properties fo:color="#808080" style:font-name="Times" fo:font-size="5.25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weight="bold"/>
    </style:style>
    <style:style style:name="T1" style:family="text">
      <style:text-properties fo:font-weight="bold"/>
    </style:style>
    <style:style style:name="T2" style:family="text">
      <style:text-properties style:font-name="Times" fo:font-size="10.5pt"/>
    </style:style>
    <style:style style:name="T3" style:family="text">
      <style:text-properties style:font-name="Times" fo:font-size="27.75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Dokumentation </text:span></text:p>
      <text:p text:style-name="P3">XML-Datenschnittstelle</text:p>
      <text:p text:style-name="P4">Blatt Nr.</text:p>
      <text:p text:style-name="P4">1 von 1</text:p>
      <text:p text:style-name="P4">Ausgabe:</text:p>
      <text:p text:style-name="P4">02.09.2015</text:p>
      <text:p text:style-name="P4">Version:</text:p>
      <text:p text:style-name="P4">02</text:p>
      <text:p text:style-name="P5">·</text:p>
      <text:p text:style-name="P8"><text:span text:style-name="T1">Datenaufruf</text:span></text:p>
      <text:p text:style-name="P5">Der Aufruf der XML-Ausgabe erfolgt über:</text:p>
      <text:p text:style-name="P6">IP-Adresse des Speichersystems/cgi/ems_data.xml</text:p>
      <text:p text:style-name="P9">Beschreibung</text:p>
      <text:p text:style-name="P5">Folgende Werte können abgerufen werden: </text:p>
      <text:p text:style-name="P7">Bezeichner BeschreibungWertebereichEinheit</text:p>
      <text:p text:style-name="P5">Timestamp Zeitstempelsec</text:p>
      <text:p text:style-name="P5">id Seriennummer des Speichersystems9 Stellen</text:p>
      <text:p text:style-name="P5">ChargerCount Anzahl der installierten Batteriemodule, sieheParameter BM_INSTALL (nur VARTAhome/family)</text:p>
      <text:p text:style-name="P5">0 bis 30</text:p>
      <text:p text:style-name="P2"><text:span text:style-name="T2">Description </text:span>“<text:span text:style-name="T2">Name” des Energiespeichersystems, z. B. “Engion" (= individueller Name –kann im Webserver eingestellt werden)</text:span></text:p>
      <text:p text:style-name="P5">Inverter-id Seriennummer des Batteriewechselrichters7 Stellen</text:p>
      <text:p text:style-name="P2">“<text:span text:style-name="T2">P“ Leistung des Batteriewechselrichters-4000 bis +4000 Watt</text:span></text:p>
      <text:p text:style-name="P2">“<text:span text:style-name="T2">SOC“ Ladezustand, netto 0 bis 100% </text:span></text:p>
      <text:p text:style-name="P2">“<text:span text:style-name="T2">Capacity” Speicherkapazität, bruttoabhängig von derBM-AnzahlWh</text:span></text:p>
      <text:p text:style-name="P2">“<text:span text:style-name="T2">State“ Betriebsmodus0 bis 7</text:span></text:p>
      <text:p text:style-name="P5">0-Busy: Das Speichersystem ist z. B. im Start-up-Vorgang oder prüft die Netzparameter.</text:p>
      <text:p text:style-name="P5">1-Activ-Modus: Das Speichersystem ist bereitzum Laden oder Entladen.</text:p>
      <text:p text:style-name="P5">2-Laden</text:p>
      <text:p text:style-name="P5">3-Entladen</text:p>
      <text:p text:style-name="P5">4-Standby </text:p>
      <text:p text:style-name="P5">5-Fehlerzustand</text:p>
      <text:p text:style-name="P5">6-Passiv-Modus: Das</text:p>
      <text:p text:style-name="P5">Energiemanagementsystem ist nicht aktiv</text:p>
      <text:p text:style-name="P5">(Service/Update-Modus).</text:p>
      <text:p text:style-name="P5">7-Notstrombetrieb: Das System liefert Backup-Power.</text:p>
      <text:p text:style-name="P5">Das kleinste Abfrageintervall beträgt 1 sec. Gültig für: Software-Version 2.2.8.0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Aschenneller</meta:initial-creator>
    <meta:creation-date>2020-03-15T10:04:58.025523327</meta:creation-date>
    <dc:date>2020-03-15T10:11:57.131791282</dc:date>
    <dc:creator>Daniel Aschenneller</dc:creator>
    <meta:editing-duration>PT6M59S</meta:editing-duration>
    <meta:editing-cycles>1</meta:editing-cycles>
    <meta:document-statistic meta:table-count="0" meta:image-count="0" meta:object-count="0" meta:page-count="1" meta:paragraph-count="36" meta:word-count="137" meta:character-count="1231" meta:non-whitespace-character-count="1125"/>
    <meta:generator>LibreOffice/5.1.6.2$Linux_X86_64 LibreOffice_project/10m0$Build-2</meta:generator>
  </office:meta>
</office:document-meta>
</file>